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6370" officeooo:paragraph-rsid="00086370"/>
    </style:style>
    <style:style style:name="P2" style:family="paragraph" style:parent-style-name="Standard">
      <style:text-properties officeooo:paragraph-rsid="00086370"/>
    </style:style>
    <style:style style:name="T1" style:family="text">
      <style:text-properties officeooo:rsid="00086370"/>
    </style:style>
    <style:style style:name="T2" style:family="text">
      <style:text-properties officeooo:rsid="00097b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oria:</text:p>
      <text:p text:style-name="P1">Primero me hice en un documento word como quería que fuera mi pagina.<text:span text:style-name="T2">(se puede comprobar en el archivo mascotas dentro del repositorio de la practica final)</text:span></text:p>
      <text:p text:style-name="P2"><text:span text:style-name="T1">Luego fui haciéndolo en sublime text paso a paso. Primero el contenido, es decir el texto y la posición de cada texto, para después centrarme en lo estético. Las imágenes los formularios y los enlaces. Para terminar le di un último repaso a todo comprobando ortografía y que todo estuviera correct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7T20:08:45.520000000</meta:creation-date>
    <dc:date>2019-10-17T20:12:57.614000000</dc:date>
    <meta:editing-duration>PT4M12S</meta:editing-duration>
    <meta:editing-cycles>2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3" meta:word-count="78" meta:character-count="463" meta:non-whitespace-character-count="388"/>
  </office:meta>
</office:document-meta>
</file>